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ivo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00/00/00</text:date>, <text:time style:data-style-name="N2" text:time-value="09:37:59.102429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9:02:30.515808813</meta:creation-date>
    <dc:date>2020-04-23T09:52:41.792421151</dc:date>
    <meta:editing-duration>PT9M43S</meta:editing-duration>
    <meta:editing-cycles>2</meta:editing-cycles>
    <meta:generator>LibreOffice/6.3.5.2$Linux_X86_64 LibreOffice_project/30$Build-2</meta:generator>
    <meta:document-statistic meta:table-count="1" meta:cell-count="15" meta:object-count="0"/>
  </office:meta>
</office:document-meta>
</file>